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co27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32" style:family="table-cell" style:parent-style-name="Default" style:data-style-name="N100">
      <style:table-cell-properties fo:background-color="#fe7f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.00.0000</text:date>, <text:time style:data-style-name="N2" text:time-value="17:56:04.1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05T17:59:19.392000000</dc:date>
    <meta:editing-duration>P3DT5H31M24S</meta:editing-duration>
    <meta:editing-cycles>1296</meta:editing-cycles>
    <meta:document-statistic meta:table-count="2" meta:cell-count="5948" meta:object-count="0"/>
  </office:meta>
</office:document-meta>
</file>